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Consolas" fo:font-size="14pt" fo:font-weight="normal" officeooo:paragraph-rsid="0003311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Consolas" officeooo:paragraph-rsid="0003311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fo:font-size="14pt" officeooo:paragraph-rsid="000b6e85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officeooo:paragraph-rsid="000b6e8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" officeooo:paragraph-rsid="0003311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" fo:font-size="14pt" officeooo:paragraph-rsid="000d57f7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" fo:font-size="14pt" officeooo:paragraph-rsid="000f1d65" style:font-size-asian="14pt" style:font-size-complex="14pt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33110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style="normal" officeooo:rsid="0004dace"/>
    </style:style>
    <style:style style:name="T5" style:family="text">
      <style:text-properties fo:font-variant="normal" fo:text-transform="none" fo:color="#000000" loext:opacity="100%" fo:letter-spacing="normal" fo:font-style="normal" officeooo:rsid="00074956"/>
    </style:style>
    <style:style style:name="T6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fo:letter-spacing="normal" fo:font-style="normal" officeooo:rsid="000853ee"/>
    </style:style>
    <style:style style:name="T8" style:family="text">
      <style:text-properties fo:font-variant="normal" fo:text-transform="none" fo:color="#000000" loext:opacity="100%" fo:font-size="13pt" fo:letter-spacing="normal" fo:font-style="normal" style:font-size-asian="13pt" style:font-size-complex="13pt"/>
    </style:style>
    <style:style style:name="T9" style:family="text">
      <style:text-properties fo:font-variant="normal" fo:text-transform="none" fo:color="#000000" loext:opacity="100%" fo:font-size="13pt" fo:letter-spacing="normal" fo:font-style="normal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bf0041" loext:opacity="10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bf0041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800080" loext:opacity="100%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ff8000" loext:opacity="100%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b9bbbe" loext:opacity="100%" style:font-name="Consolas1" fo:font-size="10.5pt" fo:letter-spacing="normal" fo:font-style="normal" fo:font-weight="normal"/>
    </style:style>
    <style:style style:name="T18" style:family="text">
      <style:text-properties fo:font-variant="normal" fo:text-transform="none" style:font-name="Consolas1" fo:font-size="10.5pt" fo:letter-spacing="normal" fo:font-style="normal" fo:font-weight="normal"/>
    </style:style>
    <style:style style:name="T19" style:family="text">
      <style:text-properties fo:font-variant="normal" fo:text-transform="none" style:font-name="Consolas1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font-name="Consolas" fo:letter-spacing="normal" fo:font-style="normal" fo:font-weight="bold" style:font-weight-asian="bold" style:font-weight-complex="bold" loext:padding="0cm" loext:border="none"/>
    </style:style>
    <style:style style:name="T23" style:family="text">
      <style:text-properties fo:font-variant="normal" fo:text-transform="none" style:font-name="Consolas" fo:letter-spacing="normal" fo:font-style="normal" fo:font-weight="bold" officeooo:rsid="000f1d65" style:font-weight-asian="bold" style:font-weight-complex="bold" loext:padding="0cm" loext:border="none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 loext:padding="0cm" loext:border="none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style:font-weight-asian="bold" style:font-weight-complex="bold" loext:padding="0cm" loext:border="none"/>
    </style:style>
    <style:style style:name="T29" style:family="text">
      <style:text-properties fo:color="#c9211e" loext:opacity="100%" fo:font-size="14pt" fo:font-weight="bold" style:font-size-asian="14pt" style:font-weight-asian="bold" style:font-size-complex="14pt" style:font-weight-complex="bold" loext:padding="0cm" loext:border="none"/>
    </style:style>
    <style:style style:name="T30" style:family="text">
      <style:text-properties officeooo:rsid="000b6e85"/>
    </style:style>
    <style:style style:name="T31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style:style style:name="T32" style:family="text">
      <style:text-properties fo:font-size="14pt" style:font-size-asian="14pt" style:font-size-complex="14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</text:span><text:span text:style-name="T2">-</text:span><text:span text:style-name="T1"> </text:span><text:span text:style-name="T12">touch script.js</text:span><text:span text:style-name="T1"> : permet de créer un fichier dont le nom est script et l'éxtension est js </text:span></text:p>
      <text:p text:style-name="P1"><text:span text:style-name="T2">2-</text:span><text:span text:style-name="T1"> </text:span><text:span text:style-name="T12">touch index.html style.css</text:span><text:span text:style-name="T1"> : permet de créer deux fichiers qui sont index.html et style.css </text:span></text:p>
      <text:p text:style-name="P1"><text:span text:style-name="T2">3-</text:span><text:span text:style-name="T1"> </text:span><text:span text:style-name="T12">git config --global user.name 'Anis'</text:span><text:span text:style-name="T1"> : permet de configurer le nom de l'utilisateur 'Anis' </text:span></text:p>
      <text:p text:style-name="P1"><text:span text:style-name="T2">4-</text:span><text:span text:style-name="T1"> </text:span><text:span text:style-name="T12">git config --global user.email 'mohamedrbh519@gmail.com'</text:span><text:span text:style-name="T1"> : permet de configurer l’</text:span><text:span text:style-name="T4">email</text:span><text:span text:style-name="T1"> de l'utilisateur </text:span></text:p>
      <text:p text:style-name="P1"><text:span text:style-name="T2">5-</text:span><text:span text:style-name="T1"> </text:span><text:span text:style-name="T12">git config -l</text:span><text:span text:style-name="T1"> : affiche la configuration de git </text:span></text:p>
      <text:p text:style-name="P1"><text:span text:style-name="T2">6-</text:span><text:span text:style-name="T1"> </text:span><text:span text:style-name="T12">clear</text:span><text:span text:style-name="T1"> : efface tout ce qu'on a écrit </text:span></text:p>
      <text:p text:style-name="P1"><text:span text:style-name="T2">7-</text:span><text:span text:style-name="T1"> </text:span><text:span text:style-name="T12">git init</text:span><text:span text:style-name="T1"> : initialiser un repository </text:span></text:p>
      <text:p text:style-name="P1"><text:span text:style-name="T2">8-</text:span><text:span text:style-name="T1"> </text:span><text:span text:style-name="T12">ls</text:span><text:span text:style-name="T1">: permet d'afficher l'ensemble des fichiers et dossiers qui sont présents dans le répértoire </text:span></text:p>
      <text:p text:style-name="P1"><text:span text:style-name="T2">9-</text:span><text:span text:style-name="T1"> </text:span><text:span text:style-name="T12">ls -a</text:span><text:span text:style-name="T1"> : permet d'afficher </text:span><text:span text:style-name="T2">aussi</text:span><text:span text:style-name="T1"> les fichiers/dossiers cachés </text:span></text:p>
      <text:p text:style-name="P1"><text:span text:style-name="T2">10-</text:span><text:span text:style-name="T1"> </text:span><text:span text:style-name="T12">git status</text:span><text:span text:style-name="T1"> : permet de consulter l'état du </text:span><text:span text:style-name="T2">working directory</text:span><text:span text:style-name="T1"> </text:span></text:p>
      <text:p text:style-name="P1"><text:span text:style-name="T2">11-</text:span><text:span text:style-name="T1"> </text:span><text:span text:style-name="T12">git add .</text:span><text:span text:style-name="T1"> : permet d'ajouter tou</text:span><text:span text:style-name="T5">s</text:span><text:span text:style-name="T1"> les fichiers et dossiers (qui sont dans le working directory) dans le </text:span><text:span text:style-name="T2">staging area </text:span></text:p>
      <text:p text:style-name="P1"><text:span text:style-name="T2">12-</text:span><text:span text:style-name="T1"> </text:span><text:span text:style-name="T12">git commit -m "ajout code html" </text:span><text:span text:style-name="T1">: permet de faire une capture (snapshot ou sauvegarde) avec le message "</text:span><text:span text:style-name="T6">ajout code html</text:span><text:span text:style-name="T1">" </text:span></text:p>
      <text:p text:style-name="P1"><text:span text:style-name="T2">13-</text:span><text:span text:style-name="T1"> </text:span><text:span text:style-name="T12">git checkout 342c3f9c41e0735f8aa019955db82b060c6b0b2d</text:span><text:span text:style-name="T1"> : aller vers le commit dont l'identifiant est 342c3f9c41e0735f8aa019955db82b060c6b0b2d </text:span></text:p>
      <text:p text:style-name="P1"><text:span text:style-name="T2">14-</text:span><text:span text:style-name="T1"> </text:span><text:span text:style-name="T12">git checkout master</text:span><text:span text:style-name="T1"> : aller vers le commit </text:span><text:span text:style-name="T6">le plus récent</text:span><text:span text:style-name="T1"> </text:span></text:p>
      <text:p text:style-name="P1"><text:span text:style-name="T2">15-</text:span><text:span text:style-name="T1"> </text:span><text:span text:style-name="T12">git log</text:span><text:span text:style-name="T1"> : permet de consulter l'historique des commits </text:span></text:p>
      <text:p text:style-name="P1"><text:span text:style-name="T2">16-</text:span><text:span text:style-name="T1"> </text:span><text:span text:style-name="T12">git log --oneline</text:span><text:span text:style-name="T1"> : version compacte de l'historique des commits </text:span></text:p>
      <text:p text:style-name="P1"><text:span text:style-name="T2">17-</text:span><text:span text:style-name="T1"> </text:span><text:span text:style-name="T12">git log --oneline -p index.html</text:span><text:span text:style-name="T1"> : historique de toutes les modifications par commit liées au fichier index</text:span><text:span text:style-name="T16">.html </text:span></text:p>
      <text:p text:style-name="P1"><text:span text:style-name="T14">18-</text:span><text:span text:style-name="T1"> </text:span><text:span text:style-name="T12">git </text:span><text:span text:style-name="T15">add *</text:span><text:span text:style-name="T1"> : permet d'ajouter tou</text:span><text:span text:style-name="T7">s</text:span><text:span text:style-name="T1"> les fichiers dans le snapshot de manière récursive </text:span></text:p>
      <text:p text:style-name="P1"><text:span text:style-name="T14">19-</text:span><text:span text:style-name="T1"> </text:span><text:span text:style-name="T12">git </text:span><text:span text:style-name="T15">add --all</text:span><text:span text:style-name="T1"> : équivalent de git add * </text:span></text:p>
      <text:p text:style-name="P1"><text:span text:style-name="T14">20-</text:span><text:span text:style-name="T1"> </text:span><text:span text:style-name="T12">git </text:span><text:span text:style-name="T15">add .</text:span><text:span text:style-name="T1"> : équivalent à git add * </text:span></text:p>
      <text:p text:style-name="P1"><text:span text:style-name="T14">21-</text:span><text:span text:style-name="T1"> </text:span><text:span text:style-name="T12">git </text:span><text:span text:style-name="T15">add -A</text:span><text:span text:style-name="T12"> </text:span><text:span text:style-name="T1">: équivalent à git add * </text:span></text:p>
      <text:p text:style-name="P1"><text:span text:style-name="T2">22-</text:span><text:span text:style-name="T1"> </text:span><text:span text:style-name="T12">git add *.php</text:span><text:span text:style-name="T1"> : tous les fichiers finissant par </text:span><text:span text:style-name="T2">php</text:span><text:span text:style-name="T1"> de manière récursive </text:span></text:p>
      <text:p text:style-name="P1"><text:span text:style-name="T2">23-</text:span><text:span text:style-name="T1"> </text:span><text:span text:style-name="T12">git add httpdocs/</text:span><text:span text:style-name="T1"> : p</text:span><text:span text:style-name="T8">ermet d'ajouter tous les fichiers se trouvant dans le dossier </text:span><text:span text:style-name="T9">httpdocs</text:span><text:span text:style-name="T8"> ainsi que les fichiers et dossiers créés ou modifiés dans les dossiers enfants de httpdocs </text:span></text:p>
      <text:p text:style-name="P2"><text:span text:style-name="T10">24-</text:span><text:span text:style-name="T11"> </text:span><text:span text:style-name="T13">git add *.(html|php|css|js|xml)</text:span><text:span text:style-name="T11"> : permet d'ajouter tous les fichiers finissant avec ces 5 extensions récursivement </text:span><text:line-break/></text:p>
      <text:p text:style-name="P3"><text:soft-page-break/><text:span text:style-name="T25">25-</text:span> <text:span text:style-name="T27">git diff index.html</text:span> : permet de consulter la difference entre le fichier original et le fichier modifié </text:p>
      <text:p text:style-name="P3"><text:span text:style-name="T25">26-</text:span> <text:span text:style-name="T27">git checkout {nom fichier}</text:span> : permet d'annuler les changements effectué dans le fichier {nom fichier} </text:p>
      <text:p text:style-name="P3"><text:span text:style-name="T25">27-</text:span> <text:span text:style-name="T27">git branch {nom de la branche}</text:span> : créer la branche </text:p>
      <text:p text:style-name="P3"><text:span text:style-name="T25">28-</text:span> <text:span text:style-name="T27">git branch</text:span> : permet d'afficher la liste des branches </text:p>
      <text:p text:style-name="P3"><text:span text:style-name="T25">29-</text:span> <text:span text:style-name="T27">git checkout css </text:span>: aller vers la branche css </text:p>
      <text:p text:style-name="P3"><text:span text:style-name="T25">30-</text:span> <text:span text:style-name="T27">git checkout master </text:span>: aller vers la branche master </text:p>
      <text:p text:style-name="P3"><text:span text:style-name="T25">31-</text:span> <text:span text:style-name="T27">git merge css</text:span> : m<text:span text:style-name="T30">erger </text:span>(fusionner) le code css avec le code master </text:p>
      <text:p text:style-name="P3"><text:span text:style-name="T25">32-</text:span> <text:span text:style-name="T27">git branch -d {nom de la branche} </text:span>: permet de supprimer la branche </text:p>
      <text:p text:style-name="P4"><text:span text:style-name="T31">33-</text:span><text:span text:style-name="T32"> </text:span><text:span text:style-name="T29">git checkout -b {nom de la branche}</text:span><text:span text:style-name="T32"> : permet de créer une branche et d'aller vers elle git checkout -b {nom de la branche} : git branch {nom de la branche} + git checkout {nom de la branche}</text:span></text:p>
      <text:p text:style-name="P5">-------------------------------------------</text:p>
      <text:p text:style-name="P7"><text:span text:style-name="T22">3</text:span><text:span text:style-name="T23">4</text:span><text:span text:style-name="T22">- </text:span><text:span text:style-name="T12">git reset --soft</text:span><text:span text:style-name="T20"> : revient à l'ancien commit en convervant les fichiers à l'état unstaged </text:span></text:p>
      <text:p text:style-name="P7"><text:span text:style-name="T22">3</text:span><text:span text:style-name="T23">5</text:span><text:span text:style-name="T22">- </text:span><text:span text:style-name="T12">git reset --mixte </text:span><text:span text:style-name="T20">: revient à l'ancien commit en mettant les fichiers à l'état modified/untracked/deleted (mode par défaut) </text:span></text:p>
      <text:p text:style-name="P7"><text:span text:style-name="T22">3</text:span><text:span text:style-name="T23">6</text:span><text:span text:style-name="T22">- </text:span><text:span text:style-name="T12">git reset --hard</text:span><text:span text:style-name="T20"> : revient à l'ancien commit sans rien conserver </text:span></text:p>
      <text:p text:style-name="P7"><text:span text:style-name="T22">3</text:span><text:span text:style-name="T23">7</text:span><text:span text:style-name="T22">- </text:span><text:span text:style-name="T12">git branch css</text:span><text:span text:style-name="T20"> : créer la branche css </text:span></text:p>
      <text:p text:style-name="P7"><text:span text:style-name="T22">3</text:span><text:span text:style-name="T23">8</text:span><text:span text:style-name="T22">- </text:span><text:span text:style-name="T12">git checkout css</text:span><text:span text:style-name="T20"> : basculer vers la branche css </text:span></text:p>
      <text:p text:style-name="P7"><text:span text:style-name="T22">3</text:span><text:span text:style-name="T23">9</text:span><text:span text:style-name="T22">- </text:span><text:span text:style-name="T12">git merge css </text:span><text:span text:style-name="T20">: mélange la branche css avec la branche courante </text:span></text:p>
      <text:p text:style-name="P7"><text:span text:style-name="T23">40</text:span><text:span text:style-name="T22">- </text:span><text:span text:style-name="T12">git branch</text:span><text:span text:style-name="T20"> : affiche la liste des branches </text:span></text:p>
      <text:p text:style-name="P7"><text:span text:style-name="T23">41</text:span><text:span text:style-name="T22">- </text:span><text:span text:style-name="T12">git branch -d css</text:span><text:span text:style-name="T20"> : supprime la branche css </text:span></text:p>
      <text:p text:style-name="P7"><text:span text:style-name="T23">42</text:span><text:span text:style-name="T22">- </text:span><text:span text:style-name="T12">git remote add origin https://github.com/AnisLcool/testgithub4.git</text:span><text:span text:style-name="T20"> </text:span></text:p>
      <text:p text:style-name="P7"><text:span text:style-name="T23">43</text:span><text:span text:style-name="T22">- </text:span><text:span text:style-name="T12">git branch -M "main"</text:span><text:span text:style-name="T20"> </text:span></text:p>
      <text:p text:style-name="P7"><text:span text:style-name="T23">44</text:span><text:span text:style-name="T22">- </text:span><text:span text:style-name="T12">git push -u origin "main" </text:span></text:p>
      <text:p text:style-name="P6"><text:span text:style-name="T20"/></text:p>
      <text:p text:style-name="P6"><text:span text:style-name="T20">1- modifier le code locale </text:span></text:p>
      <text:p text:style-name="P6"><text:span text:style-name="T20">2- sauvegarder les changements </text:span></text:p>
      <text:p text:style-name="P6"><text:span text:style-name="T20">3- pousser les changements vers le repo distant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0:02:52.047000000</meta:creation-date>
    <dc:date>2022-09-06T16:09:13.598000000</dc:date>
    <meta:editing-duration>PT1H53M50S</meta:editing-duration>
    <meta:editing-cycles>11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48" meta:word-count="621" meta:character-count="3628" meta:non-whitespace-character-count="3016"/>
  </office:meta>
</office:document-meta>
</file>